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661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53in" svg:x="2.2469in" svg:y="1.8299in">
            <draw:object draw:notify-on-update-of-ranges="Sheet1.A1:Sheet1.A1 Sheet1.A2:Sheet1.A7 Sheet1.B1:Sheet1.B1 Sheet1.B2:Sheet1.B7 Sheet1.C1:Sheet1.C1 Sheet1.C2:Sheet1.C7 Sheet1.D1:Sheet1.D1 Sheet1.D2:Sheet1.D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C++</text:p>
          </table:table-cell>
          <table:table-cell table:style-name="ce1" office:value-type="string" calcext:value-type="string">
            <text:p>Java</text:p>
          </table:table-cell>
          <table:table-cell table:style-name="ce1" office:value-type="string" calcext:value-type="string">
            <text:p>C#</text:p>
          </table:table-cell>
          <table:table-cell table:style-name="ce1" office:value-type="string" calcext:value-type="string">
            <text:p>Python</text:p>
          </table:table-cell>
          <table:table-cell/>
          <table:table-cell table:style-name="ce3" office:value-type="string" calcext:value-type="string">
            <text:p>Ratio Java / C++</text:p>
          </table:table-cell>
          <table:table-cell table:style-name="ce3" office:value-type="string" calcext:value-type="string">
            <text:p>Ratio C# / C++</text:p>
          </table:table-cell>
          <table:table-cell table:style-name="ce3" office:value-type="string" calcext:value-type="string">
            <text:p>Ratio Python / C++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111691" calcext:value-type="float">
            <text:p>0.111691</text:p>
          </table:table-cell>
          <table:table-cell office:value-type="float" office:value="0.223" calcext:value-type="float">
            <text:p>0.223</text:p>
          </table:table-cell>
          <table:table-cell office:value-type="float" office:value="1.032" calcext:value-type="float">
            <text:p>1.032</text:p>
          </table:table-cell>
          <table:table-cell office:value-type="float" office:value="15.7859349251" calcext:value-type="float">
            <text:p>15.7859349251</text:p>
          </table:table-cell>
          <table:table-cell/>
          <table:table-cell table:formula="of:=[.C2]/[.B2]" office:value-type="float" office:value="1.99657984976408" calcext:value-type="float">
            <text:p>1.9965798498</text:p>
          </table:table-cell>
          <table:table-cell table:formula="of:=[.D2]/[.B2]" office:value-type="float" office:value="9.23977760070194" calcext:value-type="float">
            <text:p>9.2397776007</text:p>
          </table:table-cell>
          <table:table-cell table:formula="of:=[.E2]/[.B2]" office:value-type="float" office:value="141.335782875075" calcext:value-type="float">
            <text:p>141.3357828751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.09661" calcext:value-type="float">
            <text:p>1.09661</text:p>
          </table:table-cell>
          <table:table-cell office:value-type="float" office:value="1.641" calcext:value-type="float">
            <text:p>1.641</text:p>
          </table:table-cell>
          <table:table-cell office:value-type="float" office:value="10.867" calcext:value-type="float">
            <text:p>10.867</text:p>
          </table:table-cell>
          <table:table-cell office:value-type="float" office:value="148.077382088" calcext:value-type="float">
            <text:p>148.077382088</text:p>
          </table:table-cell>
          <table:table-cell/>
          <table:table-cell table:formula="of:=[.C3]/[.B3]" office:value-type="float" office:value="1.4964299067125" calcext:value-type="float">
            <text:p>1.4964299067</text:p>
          </table:table-cell>
          <table:table-cell table:formula="of:=[.D3]/[.B3]" office:value-type="float" office:value="9.90963058881462" calcext:value-type="float">
            <text:p>9.9096305888</text:p>
          </table:table-cell>
          <table:table-cell table:formula="of:=[.E3]/[.B3]" office:value-type="float" office:value="135.031945803887" calcext:value-type="float">
            <text:p>135.0319458039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4.8476" calcext:value-type="float">
            <text:p>4.8476</text:p>
          </table:table-cell>
          <table:table-cell office:value-type="float" office:value="9.695" calcext:value-type="float">
            <text:p>9.695</text:p>
          </table:table-cell>
          <table:table-cell office:value-type="float" office:value="40.127" calcext:value-type="float">
            <text:p>40.127</text:p>
          </table:table-cell>
          <table:table-cell office:value-type="float" office:value="533.792445898" calcext:value-type="float">
            <text:p>533.792445898</text:p>
          </table:table-cell>
          <table:table-cell/>
          <table:table-cell table:formula="of:=[.C4]/[.B4]" office:value-type="float" office:value="1.9999587424705" calcext:value-type="float">
            <text:p>1.9999587425</text:p>
          </table:table-cell>
          <table:table-cell table:formula="of:=[.D4]/[.B4]" office:value-type="float" office:value="8.27770443105867" calcext:value-type="float">
            <text:p>8.2777044311</text:p>
          </table:table-cell>
          <table:table-cell table:formula="of:=[.E4]/[.B4]" office:value-type="float" office:value="110.114787915257" calcext:value-type="float">
            <text:p>110.1147879153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1.2426" calcext:value-type="float">
            <text:p>11.2426</text:p>
          </table:table-cell>
          <table:table-cell office:value-type="float" office:value="24.215" calcext:value-type="float">
            <text:p>24.215</text:p>
          </table:table-cell>
          <table:table-cell office:value-type="float" office:value="70.696" calcext:value-type="float">
            <text:p>70.696</text:p>
          </table:table-cell>
          <table:table-cell office:value-type="float" office:value="1194.22221804" calcext:value-type="float">
            <text:p>1194.22221804</text:p>
          </table:table-cell>
          <table:table-cell/>
          <table:table-cell table:formula="of:=[.C5]/[.B5]" office:value-type="float" office:value="2.15386120648249" calcext:value-type="float">
            <text:p>2.1538612065</text:p>
          </table:table-cell>
          <table:table-cell table:formula="of:=[.D5]/[.B5]" office:value-type="float" office:value="6.28822514365005" calcext:value-type="float">
            <text:p>6.2882251437</text:p>
          </table:table-cell>
          <table:table-cell table:formula="of:=[.E5]/[.B5]" office:value-type="float" office:value="106.222957148702" calcext:value-type="float">
            <text:p>106.2229571487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23.4808" calcext:value-type="float">
            <text:p>23.4808</text:p>
          </table:table-cell>
          <table:table-cell office:value-type="float" office:value="56.041" calcext:value-type="float">
            <text:p>56.041</text:p>
          </table:table-cell>
          <table:table-cell office:value-type="float" office:value="183.412" calcext:value-type="float">
            <text:p>183.412</text:p>
          </table:table-cell>
          <table:table-cell office:value-type="float" office:value="2401.75766397" calcext:value-type="float">
            <text:p>2401.75766397</text:p>
          </table:table-cell>
          <table:table-cell/>
          <table:table-cell table:formula="of:=[.C6]/[.B6]" office:value-type="float" office:value="2.38667336717659" calcext:value-type="float">
            <text:p>2.3866733672</text:p>
          </table:table-cell>
          <table:table-cell table:formula="of:=[.D6]/[.B6]" office:value-type="float" office:value="7.81114783141971" calcext:value-type="float">
            <text:p>7.8111478314</text:p>
          </table:table-cell>
          <table:table-cell table:formula="of:=[.E6]/[.B6]" office:value-type="float" office:value="102.286023643573" calcext:value-type="float">
            <text:p>102.2860236436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44.9228" calcext:value-type="float">
            <text:p>44.9228</text:p>
          </table:table-cell>
          <table:table-cell office:value-type="float" office:value="105.696" calcext:value-type="float">
            <text:p>105.696</text:p>
          </table:table-cell>
          <table:table-cell office:value-type="float" office:value="254.762" calcext:value-type="float">
            <text:p>254.762</text:p>
          </table:table-cell>
          <table:table-cell office:value-type="float" office:value="4419.75274205" calcext:value-type="float">
            <text:p>4419.75274205</text:p>
          </table:table-cell>
          <table:table-cell/>
          <table:table-cell table:formula="of:=[.C7]/[.B7]" office:value-type="float" office:value="2.35283642159438" calcext:value-type="float">
            <text:p>2.3528364216</text:p>
          </table:table-cell>
          <table:table-cell table:formula="of:=[.D7]/[.B7]" office:value-type="float" office:value="5.67110687668623" calcext:value-type="float">
            <text:p>5.6711068767</text:p>
          </table:table-cell>
          <table:table-cell table:formula="of:=[.E7]/[.B7]" office:value-type="float" office:value="98.3855134152368" calcext:value-type="float">
            <text:p>98.3855134152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Avg ratio</text:p>
          </table:table-cell>
          <table:table-cell table:style-name="ce3" table:formula="of:=AVERAGE([.G2:.G7])" office:value-type="float" office:value="2.06438991570009" calcext:value-type="float">
            <text:p>2.0643899157</text:p>
          </table:table-cell>
          <table:table-cell table:style-name="ce3" table:formula="of:=AVERAGE([.H2:.H7])" office:value-type="float" office:value="7.8662654120552" calcext:value-type="float">
            <text:p>7.8662654121</text:p>
          </table:table-cell>
          <table:table-cell table:style-name="ce3" table:formula="of:=AVERAGE([.I2:.I7])" office:value-type="float" office:value="115.562835133622" calcext:value-type="float">
            <text:p>115.56283513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23:34:40.925901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07:04:42.941077517</meta:creation-date>
    <meta:editing-duration>PT6H33M24S</meta:editing-duration>
    <meta:editing-cycles>5</meta:editing-cycles>
    <meta:generator>LibreOffice/4.2.8.2$Linux_X86_64 LibreOffice_project/420m0$Build-2</meta:generator>
    <dc:date>2018-03-13T05:34:39.234521975</dc:date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317cm" svg:y="0.316cm" chart:style-name="ch2">
          <text:p>Languages performance comparison</text:p>
        </chart:title>
        <chart:legend chart:legend-position="end" svg:x="13.913cm" svg:y="3.706cm" style:legend-expansion="high" chart:style-name="ch3"/>
        <chart:plot-area chart:style-name="ch4" table:cell-range-address="Sheet1.A1:Sheet1.D7" chart:data-source-has-labels="both" svg:x="1.33cm" svg:y="1.301cm" svg:width="12.264cm" svg:height="6.544cm">
          <chartooo:coordinate-region svg:x="2.137cm" svg:y="1.5cm" svg:width="11.085cm" svg:height="5.698cm"/>
          <chart:axis chart:dimension="x" chart:name="primary-x" chart:style-name="ch5" chartooo:axis-type="auto">
            <chartooo:date-scale/>
            <chart:title svg:x="6.174cm" svg:y="8.025cm" chart:style-name="ch6">
              <text:p>Matrix dimension</text:p>
            </chart:title>
            <chart:categories table:cell-range-address="Sheet1.A2:Sheet1.A7"/>
          </chart:axis>
          <chart:axis chart:dimension="y" chart:name="primary-y" chart:style-name="ch5">
            <chart:title svg:x="0.451cm" svg:y="5.199cm" chart:style-name="ch7">
              <text:p>Time (s)</text:p>
            </chart:title>
            <chart:grid chart:style-name="ch8" chart:class="major"/>
          </chart:axis>
          <chart:series chart:style-name="ch9" chart:values-cell-range-address="Sheet1.B2:Sheet1.B7" chart:label-cell-address="Sheet1.B1:Sheet1.B1" chart:class="chart:line">
            <chart:data-point chart:repeated="6"/>
          </chart:series>
          <chart:series chart:style-name="ch10" chart:values-cell-range-address="Sheet1.C2:Sheet1.C7" chart:label-cell-address="Sheet1.C1:Sheet1.C1" chart:class="chart:line">
            <chart:data-point chart:repeated="6"/>
          </chart:series>
          <chart:series chart:style-name="ch11" chart:values-cell-range-address="Sheet1.D2:Sheet1.D7" chart:label-cell-address="Sheet1.D1:Sheet1.D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Sheet1.B1:Sheet1.B1</svg:desc>
                </draw:g>
              </table:table-cell>
              <table:table-cell office:value-type="string">
                <text:p>Java</text:p>
                <draw:g>
                  <svg:desc>Sheet1.C1:Sheet1.C1</svg:desc>
                </draw:g>
              </table:table-cell>
              <table:table-cell office:value-type="string">
                <text:p>C#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2:Sheet1.A7</svg:desc>
                </draw:g>
              </table:table-cell>
              <table:table-cell office:value-type="float" office:value="0.111691">
                <text:p>0.111691</text:p>
                <draw:g>
                  <svg:desc>Sheet1.B2:Sheet1.B7</svg:desc>
                </draw:g>
              </table:table-cell>
              <table:table-cell office:value-type="float" office:value="0.223">
                <text:p>0.223</text:p>
                <draw:g>
                  <svg:desc>Sheet1.C2:Sheet1.C7</svg:desc>
                </draw:g>
              </table:table-cell>
              <table:table-cell office:value-type="float" office:value="1.032">
                <text:p>1.032</text:p>
                <draw:g>
                  <svg:desc>Sheet1.D2:Sheet1.D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09661">
                <text:p>1.09661</text:p>
              </table:table-cell>
              <table:table-cell office:value-type="float" office:value="1.641">
                <text:p>1.641</text:p>
              </table:table-cell>
              <table:table-cell office:value-type="float" office:value="10.867">
                <text:p>10.86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.8476">
                <text:p>4.8476</text:p>
              </table:table-cell>
              <table:table-cell office:value-type="float" office:value="9.695">
                <text:p>9.695</text:p>
              </table:table-cell>
              <table:table-cell office:value-type="float" office:value="40.127">
                <text:p>40.12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2426">
                <text:p>11.2426</text:p>
              </table:table-cell>
              <table:table-cell office:value-type="float" office:value="24.215">
                <text:p>24.215</text:p>
              </table:table-cell>
              <table:table-cell office:value-type="float" office:value="70.696">
                <text:p>70.69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3.4808">
                <text:p>23.4808</text:p>
              </table:table-cell>
              <table:table-cell office:value-type="float" office:value="56.041">
                <text:p>56.041</text:p>
              </table:table-cell>
              <table:table-cell office:value-type="float" office:value="183.412">
                <text:p>183.41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4.9228">
                <text:p>44.9228</text:p>
              </table:table-cell>
              <table:table-cell office:value-type="float" office:value="105.696">
                <text:p>105.696</text:p>
              </table:table-cell>
              <table:table-cell office:value-type="float" office:value="254.762">
                <text:p>254.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